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52d5" officeooo:paragraph-rsid="001252d5"/>
    </style:style>
    <style:style style:name="P2" style:family="paragraph" style:parent-style-name="Text_20_body">
      <style:text-properties officeooo:rsid="001252d5" officeooo:paragraph-rsid="0013adbf"/>
    </style:style>
    <style:style style:name="P3" style:family="paragraph" style:parent-style-name="Text_20_body">
      <style:text-properties officeooo:paragraph-rsid="0014e0ab"/>
    </style:style>
    <style:style style:name="P4" style:family="paragraph" style:parent-style-name="Text_20_body">
      <style:text-properties officeooo:rsid="0014e0ab" officeooo:paragraph-rsid="0014e0ab"/>
    </style:style>
    <style:style style:name="P5" style:family="paragraph" style:parent-style-name="Text_20_body">
      <style:text-properties officeooo:paragraph-rsid="001621d4"/>
    </style:style>
    <style:style style:name="P6" style:family="paragraph" style:parent-style-name="Heading_20_1">
      <style:text-properties officeooo:rsid="001252d5" officeooo:paragraph-rsid="001252d5"/>
    </style:style>
    <style:style style:name="T1" style:family="text">
      <style:text-properties fo:color="#000000" style:font-name="monospace" fo:background-color="#ffffff" loext:char-shading-value="0"/>
    </style:style>
    <style:style style:name="T2" style:family="text">
      <style:text-properties fo:color="#000000" style:font-name="Nimbus Roman No9 L" officeooo:rsid="001621d4" fo:background-color="#ffffff" loext:char-shading-value="0"/>
    </style:style>
    <style:style style:name="T3" style:family="text">
      <style:text-properties style:font-name="monospace"/>
    </style:style>
    <style:style style:name="T4" style:family="text">
      <style:text-properties style:font-name="monospace" officeooo:rsid="001252d5"/>
    </style:style>
    <style:style style:name="T5" style:family="text">
      <style:text-properties style:font-name="Liberation Serif" officeooo:rsid="0014e0ab"/>
    </style:style>
    <style:style style:name="T6" style:family="text">
      <style:text-properties style:font-name="Liberation Serif" officeooo:rsid="00162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ermanium detector IOC (Maia electronics)</text:h>
      <text:p text:style-name="P1">The general idea of this IOC is to provide a set of PVs which falls naturally into a scanning experiment. The counting logic is therefore based on the synApps Scaler record and uses most of it’s logic. There are many additional Pvs which deal with the details of the configuration of the ASICs, monitoring of signals and displaying summary data.</text:p>
      <text:p text:style-name="P1">The hardware consists of an embedded processor in the detector interface module, which runs Debian Linux. Applications are developed in the embedded system, and natively compiled there.</text:p>
      <text:p text:style-name="P2">The high-speed data is handled by a ZeroMQ server which resides in the embedded system. This accepts data as it is streamed out of the module’s FPGA fabric and publishes it to whoever subscribes to it. A client on a host computer subscribes to it</text:p>
      <text:p text:style-name="P2"/>
      <text:p text:style-name="P4"><text:span text:style-name="T1">Routines in devzDDM.c:</text:span></text:p>
      <text:p text:style-name="P3"><text:span text:style-name="T1">void frame_done(int signum)</text:span></text:p>
      <text:p text:style-name="P5"><text:span text:style-name="T5">This is the interrupt service routine. When the detector is told to count, it sets a hardware timer in </text:span><text:span text:style-name="T6">the fabric. When the timer expires, it causes an interrupt which is directed to this routine.</text:span></text:p>
      <text:p text:style-name="P5"><text:span text:style-name="T4"><text:s/></text:span><text:span text:style-name="T3"><text:line-break/></text:span><text:span text:style-name="T1">int decode(unsigned char *buf, int len, zDDMRecord *psr)</text:span></text:p>
      <text:p text:style-name="P5"><text:span text:style-name="T2">this decodes the packed binary data events</text:span></text:p>
      <text:p text:style-name="P5"><text:span text:style-name="T3"><text:line-break/></text:span><text:span text:style-name="T1">EPICSTHREADFUNC spectra (zDDMRecord *psr)</text:span></text:p>
      <text:p text:style-name="P5"><text:span text:style-name="T2">this collects events into time and energy histograms</text:span></text:p>
      <text:p text:style-name="P5"><text:span text:style-name="T3"><text:line-break/></text:span><text:span text:style-name="T1">STATIC long zDDM_init(int after)</text:span></text:p>
      <text:p text:style-name="P5"><text:span text:style-name="T2">this initializes some stuff</text:span></text:p>
      <text:p text:style-name="P5"><text:span text:style-name="T3"><text:line-break/></text:span><text:span text:style-name="T1">STATIC long zDDM_init_record(struct zDDMRecord *psr, CALLBACK *pcallback)</text:span></text:p>
      <text:p text:style-name="P5"><text:span text:style-name="T2">this initializes things in the record</text:span></text:p>
      <text:p text:style-name="P5"><text:span text:style-name="T3"><text:line-break/></text:span><text:span text:style-name="T1">STATIC long zDDM_arm(void *psscal, int val)</text:span></text:p>
      <text:p text:style-name="P5"><text:span text:style-name="T2">this causes counting to start or stop.</text:span></text:p>
      <text:p text:style-name="P5"><text:soft-page-break/><text:span text:style-name="T3"><text:line-break/></text:span><text:span text:style-name="T1">STATIC long zDDM_reset(void)</text:span></text:p>
      <text:p text:style-name="P5"><text:span text:style-name="T3"><text:line-break/></text:span><text:span text:style-name="T1">STATIC long zDDM_write_preset(zDDMRecord *psr, int val)</text:span></text:p>
      <text:p text:style-name="P5"><text:span text:style-name="T2">this sets the count time.</text:span></text:p>
      <text:p text:style-name="P5"><text:span text:style-name="T3"><text:line-break/></text:span><text:span text:style-name="T1">void devzDDMConfig(int num_cards,       /* maximum number of cards in crate */ </text:span><text:span text:style-name="T3"><text:line-break/>          int ndets,           /* Max. no. detectors */ <text:line-break/>          unsigned channels)   /* Max. no. channels */<text:line-break/></text:span><text:span text:style-name="T1">int wrap(void *pscal)</text:span></text:p>
      <text:p text:style-name="P5"><text:span text:style-name="T2">this sets up hardware parameters</text:span></text:p>
      <text:p text:style-name="P5"><text:span text:style-name="T3"><text:line-break/></text:span><text:span text:style-name="T1">STATIC long zDDM_done(zDDMRecord *psr)</text:span></text:p>
      <text:p text:style-name="P5"><text:span text:style-name="T2">this checks to see if we are counting</text:span></text:p>
      <text:p text:style-name="P5"><text:span text:style-name="T3"><text:line-break/></text:span><text:span text:style-name="T1">void enable_scepter()</text:span></text:p>
      <text:p text:style-name="P5"><text:span text:style-name="T2">this turns on events from Scepter</text:span></text:p>
      <text:p text:style-name="P5"><text:span text:style-name="T3"><text:line-break/></text:span><text:span text:style-name="T1">int stuff_hermes(void *pscal)</text:span></text:p>
      <text:p text:style-name="P5"><text:span text:style-name="T2">this loads the SPI configuration data into the Hermes chips</text:span></text:p>
      <text:p text:style-name="P5"><text:span text:style-name="T3"><text:line-break/></text:span><text:span text:style-name="T1">int load_scepter(struct zDDMRecord *pdet, int regAddr, int chip)</text:span></text:p>
      <text:p text:style-name="P5"><text:span text:style-name="T2">this loads the SPI registers in one Scepter chip</text:span></text:p>
      <text:p text:style-name="P5"><text:span text:style-name="T3"><text:line-break/></text:span><text:span text:style-name="T1">int stuff_scepter(void *pscal)</text:span></text:p>
      <text:p text:style-name="P5"><text:span text:style-name="T2">this calls the above for each chip.</text:span></text:p>
      <text:p text:style-name="P5"><text:span text:style-name="T3"><text:line-break/></text:span><text:span text:style-name="T1">int load_ad9252reg(int addr, int data)</text:span></text:p>
      <text:p text:style-name="P5"><text:span text:style-name="T3"><text:line-break/></text:span><text:span text:style-name="T1">int ad9252_cnfg(int addr, int data)</text:span></text:p>
      <text:p text:style-name="P5"><text:span text:style-name="T3"><text:line-break/></text:span><text:span text:style-name="T1">int ldaddrlkup()</text:span></text:p>
      <text:p text:style-name="P5"><text:soft-page-break/><text:span text:style-name="T2">this loads the pixel map into the fabric/</text:span><text:span text:style-name="T3"><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04:37.766643548</meta:creation-date>
    <dc:date>2017-03-23T13:02:56.641934601</dc:date>
    <meta:editing-duration>PT2H2M28S</meta:editing-duration>
    <meta:editing-cycles>1</meta:editing-cycles>
    <meta:document-statistic meta:table-count="0" meta:image-count="0" meta:object-count="0" meta:page-count="3" meta:paragraph-count="36" meta:word-count="366" meta:character-count="2399" meta:non-whitespace-character-count="2010"/>
    <meta:generator>LibreOffice/5.1.6.2$Linux_X86_64 LibreOffice_project/10m0$Build-2</meta:generator>
  </office:meta>
</office:document-meta>
</file>